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50.46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8.26mm"/>
    </style:style>
    <style:style style:name="co12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1">
      <style:text-properties fo:color="#000000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9" style:family="table-cell" style:parent-style-name="Default" style:data-style-name="N108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3"/>
  </office:automatic-styles>
  <office:body>
    <office:spreadsheet>
      <table:calculation-settings table:automatic-find-labels="false"/>
      <table:table table:name="distanc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5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3"/>
          <table:table-cell table:style-name="Default"/>
          <table:table-cell table:number-columns-repeated="11"/>
          <table:table-cell table:style-name="ce10" office:value-type="string" calcext:value-type="string" table:number-columns-spanned="2" table:number-rows-spanned="1">
            <text:p>f(m1 o s) – f(s)</text:p>
          </table:table-cell>
          <table:covered-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2"/>
          <table:table-cell office:value-type="string" calcext:value-type="string">
            <text:p>s</text:p>
          </table:table-cell>
          <table:table-cell office:value-type="string" calcext:value-type="string">
            <text:p>A <text:s text:c="2"/>B <text:s text:c="2"/>C <text:s text:c="2"/>D <text:s text:c="2"/>E <text:s text:c="2"/>F <text:s text:c="2"/>G <text:s text:c="2"/>H <text:s text:c="2"/>I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EF</text:p>
          </table:table-cell>
          <table:table-cell table:style-name="ce5" office:value-type="string" calcext:value-type="string">
            <text:p>FG</text:p>
          </table:table-cell>
          <table:table-cell table:style-name="ce5" office:value-type="string" calcext:value-type="string">
            <text:p>GH</text:p>
          </table:table-cell>
          <table:table-cell table:style-name="ce5" office:value-type="string" calcext:value-type="string">
            <text:p>HI</text:p>
          </table:table-cell>
          <table:table-cell table:style-name="ce5" office:value-type="string" calcext:value-type="string">
            <text:p>IA</text:p>
          </table:table-cell>
          <table:table-cell table:style-name="ce1" office:value-type="string" calcext:value-type="string">
            <text:p>TSP</text:p>
          </table:table-cell>
          <table:table-cell table:style-name="ce1" office:value-type="string" calcext:value-type="string">
            <text:p>MLP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4"/>
          <table:table-cell table:style-name="ce6" table:formula="of:=[.G13]" office:value-type="float" office:value="223.606797749979" calcext:value-type="float">
            <text:p>224</text:p>
          </table:table-cell>
          <table:table-cell table:style-name="ce6" table:formula="of:=[.H14]" office:value-type="float" office:value="412.310562561766" calcext:value-type="float">
            <text:p>412</text:p>
          </table:table-cell>
          <table:table-cell table:style-name="ce6" table:formula="of:=[.I15]" office:value-type="float" office:value="223.606797749979" calcext:value-type="float">
            <text:p>224</text:p>
          </table:table-cell>
          <table:table-cell table:style-name="ce6" table:formula="of:=[.J16]" office:value-type="float" office:value="282.842712474619" calcext:value-type="float">
            <text:p>283</text:p>
          </table:table-cell>
          <table:table-cell table:style-name="ce6" table:formula="of:=[.K17]" office:value-type="float" office:value="316.227766016838" calcext:value-type="float">
            <text:p>316</text:p>
          </table:table-cell>
          <table:table-cell table:style-name="ce6" table:formula="of:=[.L18]" office:value-type="float" office:value="223.606797749979" calcext:value-type="float">
            <text:p>224</text:p>
          </table:table-cell>
          <table:table-cell table:style-name="ce6" table:formula="of:=[.M19]" office:value-type="float" office:value="424.264068711929" calcext:value-type="float">
            <text:p>424</text:p>
          </table:table-cell>
          <table:table-cell table:style-name="ce6" table:formula="of:=[.N20]" office:value-type="float" office:value="223.606797749979" calcext:value-type="float">
            <text:p>224</text:p>
          </table:table-cell>
          <table:table-cell table:style-name="ce6" table:formula="of:=[.F21]" office:value-type="float" office:value="300" calcext:value-type="float">
            <text:p>300</text:p>
          </table:table-cell>
          <table:table-cell table:style-name="ce8" table:formula="of:=1*[.R3]+1*[.S3]+1*[.T3]+1*[.U3]+1*[.V3]+1*[.W3]+1*[.X3]+1*[.Y3]+1*[.Z3]" office:value-type="float" office:value="2630.07230076507" calcext:value-type="float">
            <text:p>2630</text:p>
          </table:table-cell>
          <table:table-cell table:style-name="ce8" table:formula="of:=9*[.R3]+8*[.S3]+7*[.T3]+6*[.U3]+5*[.V3]+4*[.W3]+3*[.X3]+2*[.Y3]+1*[.Z3]" office:value-type="float" office:value="13068.8213620614" calcext:value-type="float">
            <text:p>1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number-columns-repeated="12"/>
          <table:table-cell office:value-type="string" calcext:value-type="string">
            <text:p>m1 o s</text:p>
          </table:table-cell>
          <table:table-cell office:value-type="string" calcext:value-type="string">
            <text:p>A <text:s text:c="2"/>H <text:s text:c="2"/>G <text:s text:c="2"/>F <text:s text:c="2"/>E <text:s text:c="2"/>D <text:s text:c="2"/>C <text:s text:c="2"/>B <text:s text:c="2"/>I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HG</text:p>
          </table:table-cell>
          <table:table-cell table:style-name="ce5" office:value-type="string" calcext:value-type="string">
            <text:p>GF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A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number-columns-repeated="14"/>
          <table:table-cell table:style-name="ce6" table:formula="of:=[.M13]" office:value-type="float" office:value="509.901951359278" calcext:value-type="float">
            <text:p>510</text:p>
          </table:table-cell>
          <table:table-cell table:style-name="ce6" table:formula="of:=[.L20]" office:value-type="float" office:value="424.264068711929" calcext:value-type="float">
            <text:p>424</text:p>
          </table:table-cell>
          <table:table-cell table:style-name="ce6" table:formula="of:=[.K19]" office:value-type="float" office:value="223.606797749979" calcext:value-type="float">
            <text:p>224</text:p>
          </table:table-cell>
          <table:table-cell table:style-name="ce6" table:formula="of:=[.J18]" office:value-type="float" office:value="316.227766016838" calcext:value-type="float">
            <text:p>316</text:p>
          </table:table-cell>
          <table:table-cell table:style-name="ce6" table:formula="of:=[.I17]" office:value-type="float" office:value="282.842712474619" calcext:value-type="float">
            <text:p>283</text:p>
          </table:table-cell>
          <table:table-cell table:style-name="ce6" table:formula="of:=[.L18]" office:value-type="float" office:value="223.606797749979" calcext:value-type="float">
            <text:p>224</text:p>
          </table:table-cell>
          <table:table-cell table:style-name="ce6" table:formula="of:=[.G15]" office:value-type="float" office:value="412.310562561766" calcext:value-type="float">
            <text:p>412</text:p>
          </table:table-cell>
          <table:table-cell table:style-name="ce6" table:formula="of:=[.N14]" office:value-type="float" office:value="447.213595499958" calcext:value-type="float">
            <text:p>447</text:p>
          </table:table-cell>
          <table:table-cell table:style-name="ce6" table:formula="of:=[.N13]" office:value-type="float" office:value="300" calcext:value-type="float">
            <text:p>300</text:p>
          </table:table-cell>
          <table:table-cell table:style-name="ce8" table:formula="of:=1*[.R5]+1*[.S5]+1*[.T5]+1*[.U5]+1*[.V5]+1*[.W5]+1*[.X5]+1*[.Y5]+1*[.Z5]" office:value-type="float" office:value="3139.97425212435" calcext:value-type="float">
            <text:p>3140</text:p>
          </table:table-cell>
          <table:table-cell table:style-name="ce8" table:formula="of:=9*[.R5]+8*[.S5]+7*[.T5]+6*[.U5]+5*[.V5]+4*[.W5]+3*[.X5]+2*[.Y5]+1*[.Z5]" office:value-type="float" office:value="16185.843924338" calcext:value-type="float">
            <text:p>16186</text:p>
          </table:table-cell>
          <table:table-cell table:style-name="ce7" table:formula="of:=[.AA5]-[.AA3]" office:value-type="float" office:value="509.901951359279" calcext:value-type="float">
            <text:p>510</text:p>
          </table:table-cell>
          <table:table-cell table:style-name="ce7" table:formula="of:=[.AB5]-[.AB3]" office:value-type="float" office:value="3117.02256227669" calcext:value-type="float">
            <text:p>31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12"/>
          <table:table-cell office:value-type="string" calcext:value-type="string">
            <text:p>m2 o s</text:p>
          </table:table-cell>
          <table:table-cell office:value-type="string" calcext:value-type="string">
            <text:p>A <text:s text:c="2"/>B <text:s text:c="2"/>C <text:s text:c="2"/>D <text:s text:c="2"/>E <text:s text:c="2"/>G <text:s text:c="2"/>F <text:s text:c="2"/>H <text:s text:c="2"/>I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EG</text:p>
          </table:table-cell>
          <table:table-cell table:style-name="ce5" office:value-type="string" calcext:value-type="string">
            <text:p>GF</text:p>
          </table:table-cell>
          <table:table-cell table:style-name="ce5" office:value-type="string" calcext:value-type="string">
            <text:p>FH</text:p>
          </table:table-cell>
          <table:table-cell table:style-name="ce5" office:value-type="string" calcext:value-type="string">
            <text:p>HI</text:p>
          </table:table-cell>
          <table:table-cell table:style-name="ce5" office:value-type="string" calcext:value-type="string">
            <text:p>IA</text:p>
          </table:table-cell>
          <table:table-cell table:style-name="ce9"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14"/>
          <table:table-cell table:style-name="ce6" table:formula="of:=[.G13]" office:value-type="float" office:value="223.606797749979" calcext:value-type="float">
            <text:p>224</text:p>
          </table:table-cell>
          <table:table-cell table:style-name="ce6" table:formula="of:=[.H14]" office:value-type="float" office:value="412.310562561766" calcext:value-type="float">
            <text:p>412</text:p>
          </table:table-cell>
          <table:table-cell table:style-name="ce6" table:formula="of:=[.I15]" office:value-type="float" office:value="223.606797749979" calcext:value-type="float">
            <text:p>224</text:p>
          </table:table-cell>
          <table:table-cell table:style-name="ce6" table:formula="of:=[.J16]" office:value-type="float" office:value="282.842712474619" calcext:value-type="float">
            <text:p>283</text:p>
          </table:table-cell>
          <table:table-cell table:style-name="ce6" table:formula="of:=[.L17]" office:value-type="float" office:value="500" calcext:value-type="float">
            <text:p>500</text:p>
          </table:table-cell>
          <table:table-cell table:style-name="ce6" table:formula="of:=[.K19]" office:value-type="float" office:value="223.606797749979" calcext:value-type="float">
            <text:p>224</text:p>
          </table:table-cell>
          <table:table-cell table:style-name="ce6" table:formula="of:=[.M18]" office:value-type="float" office:value="538.51648071345" calcext:value-type="float">
            <text:p>539</text:p>
          </table:table-cell>
          <table:table-cell table:style-name="ce6" table:formula="of:=[.N20]" office:value-type="float" office:value="223.606797749979" calcext:value-type="float">
            <text:p>224</text:p>
          </table:table-cell>
          <table:table-cell table:style-name="ce6" table:formula="of:=[.F21]" office:value-type="float" office:value="300" calcext:value-type="float">
            <text:p>300</text:p>
          </table:table-cell>
          <table:table-cell table:style-name="ce8" table:formula="of:=1*[.R7]+1*[.S7]+1*[.T7]+1*[.U7]+1*[.V7]+1*[.W7]+1*[.X7]+1*[.Y7]+1*[.Z7]" office:value-type="float" office:value="2928.09694674975" calcext:value-type="float">
            <text:p>2928</text:p>
          </table:table-cell>
          <table:table-cell table:style-name="ce8" table:formula="of:=9*[.R7]+8*[.S7]+7*[.T7]+6*[.U7]+5*[.V7]+4*[.W7]+3*[.X7]+2*[.Y7]+1*[.Z7]" office:value-type="float" office:value="14330.4397679817" calcext:value-type="float">
            <text:p>14330</text:p>
          </table:table-cell>
          <table:table-cell table:style-name="ce7" table:formula="of:=[.AA7]-[.AA3]" office:value-type="float" office:value="298.024645984684" calcext:value-type="float">
            <text:p>298</text:p>
          </table:table-cell>
          <table:table-cell table:style-name="ce7" table:formula="of:=[.AB7]-[.AB3]" office:value-type="float" office:value="1261.61840592038" calcext:value-type="float">
            <text:p>126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  <table:table-cell office:value-type="string" calcext:value-type="string">
            <text:p>m2 o m1 o s</text:p>
          </table:table-cell>
          <table:table-cell office:value-type="string" calcext:value-type="string">
            <text:p>A <text:s text:c="2"/>H <text:s text:c="2"/>G <text:s text:c="2"/>F <text:s text:c="2"/>E <text:s text:c="2"/>C <text:s text:c="2"/>D <text:s text:c="2"/>B <text:s text:c="2"/>I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HG</text:p>
          </table:table-cell>
          <table:table-cell table:style-name="ce5" office:value-type="string" calcext:value-type="string">
            <text:p>GF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E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A</text:p>
          </table:table-cell>
          <table:table-cell table:style-name="ce9"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style-name="ce6" table:formula="of:=[.M13]" office:value-type="float" office:value="509.901951359278" calcext:value-type="float">
            <text:p>510</text:p>
          </table:table-cell>
          <table:table-cell table:style-name="ce6" table:formula="of:=[.L20]" office:value-type="float" office:value="424.264068711929" calcext:value-type="float">
            <text:p>424</text:p>
          </table:table-cell>
          <table:table-cell table:style-name="ce6" table:formula="of:=[.K19]" office:value-type="float" office:value="223.606797749979" calcext:value-type="float">
            <text:p>224</text:p>
          </table:table-cell>
          <table:table-cell table:style-name="ce6" table:formula="of:=[.J18]" office:value-type="float" office:value="316.227766016838" calcext:value-type="float">
            <text:p>316</text:p>
          </table:table-cell>
          <table:table-cell table:style-name="ce6" table:formula="of:=[.H17]" office:value-type="float" office:value="412.310562561766" calcext:value-type="float">
            <text:p>412</text:p>
          </table:table-cell>
          <table:table-cell table:style-name="ce6" table:formula="of:=[.I15]" office:value-type="float" office:value="223.606797749979" calcext:value-type="float">
            <text:p>224</text:p>
          </table:table-cell>
          <table:table-cell table:style-name="ce6" table:formula="of:=[.G16]" office:value-type="float" office:value="583.09518948453" calcext:value-type="float">
            <text:p>583</text:p>
          </table:table-cell>
          <table:table-cell table:style-name="ce6" table:formula="of:=[.N14]" office:value-type="float" office:value="447.213595499958" calcext:value-type="float">
            <text:p>447</text:p>
          </table:table-cell>
          <table:table-cell table:style-name="ce6" table:formula="of:=[.F21]" office:value-type="float" office:value="300" calcext:value-type="float">
            <text:p>300</text:p>
          </table:table-cell>
          <table:table-cell table:style-name="ce8" table:formula="of:=1*[.R9]+1*[.S9]+1*[.T9]+1*[.U9]+1*[.V9]+1*[.W9]+1*[.X9]+1*[.Y9]+1*[.Z9]" office:value-type="float" office:value="3440.22672913426" calcext:value-type="float">
            <text:p>3440</text:p>
          </table:table-cell>
          <table:table-cell table:style-name="ce8" table:formula="of:=9*[.R9]+8*[.S9]+7*[.T9]+6*[.U9]+5*[.V9]+4*[.W9]+3*[.X9]+2*[.Y9]+1*[.Z9]" office:value-type="float" office:value="17345.5370555421" calcext:value-type="float">
            <text:p>17346</text:p>
          </table:table-cell>
          <table:table-cell table:style-name="ce7" table:formula="of:=[.AA9]-[.AA3]" office:value-type="float" office:value="810.15442836919" calcext:value-type="float">
            <text:p>810</text:p>
          </table:table-cell>
          <table:table-cell table:style-name="ce7" table:formula="of:=[.AB9]-[.AB3]" office:value-type="float" office:value="4276.71569348071" calcext:value-type="float">
            <text:p>427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12"/>
          <table:table-cell table:style-name="ce4" office:value-type="string" calcext:value-type="string">
            <text:p>m1 o m2 o s</text:p>
          </table:table-cell>
          <table:table-cell office:value-type="string" calcext:value-type="string">
            <text:p><text:s/>A <text:s text:c="2"/>H <text:s text:c="2"/>F <text:s text:c="2"/>G <text:s text:c="2"/>E <text:s text:c="2"/>D <text:s text:c="2"/>C <text:s text:c="2"/>B <text:s text:c="2"/>I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HF</text:p>
          </table:table-cell>
          <table:table-cell table:style-name="ce5" office:value-type="string" calcext:value-type="string">
            <text:p>FG</text:p>
          </table:table-cell>
          <table:table-cell table:style-name="ce5" office:value-type="string" calcext:value-type="string">
            <text:p>GE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A</text:p>
          </table:table-cell>
          <table:table-cell table:style-name="ce9" table:number-columns-repeated="2"/>
          <table:table-cell table:style-name="ce11" table:number-columns-repeated="2"/>
        </table:table-row>
        <table:table-row table:style-name="ro1">
          <table:table-cell table:number-columns-repeated="17"/>
          <table:table-cell table:style-name="ce6" table:formula="of:=[.M13]" office:value-type="float" office:value="509.901951359278" calcext:value-type="float">
            <text:p>510</text:p>
          </table:table-cell>
          <table:table-cell table:style-name="ce6" table:formula="of:=[.K20]" office:value-type="float" office:value="538.51648071345" calcext:value-type="float">
            <text:p>539</text:p>
          </table:table-cell>
          <table:table-cell table:style-name="ce6" table:formula="of:=[.L18]" office:value-type="float" office:value="223.606797749979" calcext:value-type="float">
            <text:p>224</text:p>
          </table:table-cell>
          <table:table-cell table:style-name="ce6" table:formula="of:=[.J19]" office:value-type="float" office:value="500" calcext:value-type="float">
            <text:p>500</text:p>
          </table:table-cell>
          <table:table-cell table:style-name="ce6" table:formula="of:=[.I17]" office:value-type="float" office:value="282.842712474619" calcext:value-type="float">
            <text:p>283</text:p>
          </table:table-cell>
          <table:table-cell table:style-name="ce6" table:formula="of:=[.H16]" office:value-type="float" office:value="223.606797749979" calcext:value-type="float">
            <text:p>224</text:p>
          </table:table-cell>
          <table:table-cell table:style-name="ce6" table:formula="of:=[.G15]" office:value-type="float" office:value="412.310562561766" calcext:value-type="float">
            <text:p>412</text:p>
          </table:table-cell>
          <table:table-cell table:style-name="ce6" table:formula="of:=[.N14]" office:value-type="float" office:value="447.213595499958" calcext:value-type="float">
            <text:p>447</text:p>
          </table:table-cell>
          <table:table-cell table:style-name="ce6" table:formula="of:=[.F21]" office:value-type="float" office:value="300" calcext:value-type="float">
            <text:p>300</text:p>
          </table:table-cell>
          <table:table-cell table:style-name="ce8" table:formula="of:=1*[.R11]+1*[.S11]+1*[.T11]+1*[.U11]+1*[.V11]+1*[.W11]+1*[.X11]+1*[.Y11]+1*[.Z11]" office:value-type="float" office:value="3437.99889810903" calcext:value-type="float">
            <text:p>3438</text:p>
          </table:table-cell>
          <table:table-cell table:style-name="ce8" table:formula="of:=9*[.R11]+8*[.S11]+7*[.T11]+6*[.U11]+5*[.V11]+4*[.W11]+3*[.X11]+2*[.Y11]+1*[.Z11]" office:value-type="float" office:value="18202.4966242492" calcext:value-type="float">
            <text:p>18202</text:p>
          </table:table-cell>
          <table:table-cell table:style-name="ce7" table:formula="of:=[.AA11]-[.AA3]" office:value-type="float" office:value="807.926597343962" calcext:value-type="float">
            <text:p>808</text:p>
          </table:table-cell>
          <table:table-cell table:style-name="ce7" table:formula="of:=[.AB11]-[.AB3]" office:value-type="float" office:value="5133.67526218783" calcext:value-type="float">
            <text:p>513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office:value-type="string" calcext:value-type="string">
            <text:p>m3 o s</text:p>
          </table:table-cell>
          <table:table-cell office:value-type="string" calcext:value-type="string">
            <text:p>A <text:s text:c="2"/>D <text:s text:c="2"/>C <text:s text:c="2"/>B <text:s text:c="2"/>E <text:s text:c="2"/>F <text:s text:c="2"/>G <text:s text:c="2"/>H <text:s text:c="2"/>I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EF</text:p>
          </table:table-cell>
          <table:table-cell table:style-name="ce5" office:value-type="string" calcext:value-type="string">
            <text:p>FG</text:p>
          </table:table-cell>
          <table:table-cell table:style-name="ce5" office:value-type="string" calcext:value-type="string">
            <text:p>GH</text:p>
          </table:table-cell>
          <table:table-cell table:style-name="ce5" office:value-type="string" calcext:value-type="string">
            <text:p>HI</text:p>
          </table:table-cell>
          <table:table-cell table:style-name="ce5" office:value-type="string" calcext:value-type="string">
            <text:p>I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3]-[.B2])*ABS([.B$3]-[.B2]) + ABS([.C$3]-[.C2])*ABS([.C$3]-[.C2]))" office:value-type="float" office:value="223.606797749979" calcext:value-type="float">
            <text:p>224</text:p>
          </table:table-cell>
          <table:table-cell table:style-name="ce2" table:formula="of:=SQRT(ABS([.B$4]-[.B2])*ABS([.B$4]-[.B2]) + ABS([.C$4]-[.C2])*ABS([.C$4]-[.C2]))" office:value-type="float" office:value="600" calcext:value-type="float">
            <text:p>600</text:p>
          </table:table-cell>
          <table:table-cell table:style-name="ce2" table:formula="of:=SQRT(ABS([.B$5]-[.B2])*ABS([.B$5]-[.B2]) + ABS([.C$5]-[.C2])*ABS([.C$5]-[.C2]))" office:value-type="float" office:value="728.010988928052" calcext:value-type="float">
            <text:p>728</text:p>
          </table:table-cell>
          <table:table-cell table:style-name="ce2" table:formula="of:=SQRT(ABS([.B$6]-[.B2])*ABS([.B$6]-[.B2]) + ABS([.C$6]-[.C2])*ABS([.C$6]-[.C2]))" office:value-type="float" office:value="640.312423743285" calcext:value-type="float">
            <text:p>640</text:p>
          </table:table-cell>
          <table:table-cell table:style-name="ce2" table:formula="of:=SQRT(ABS([.B$7]-[.B2])*ABS([.B$7]-[.B2]) + ABS([.C$7]-[.C2])*ABS([.C$7]-[.C2]))" office:value-type="float" office:value="806.225774829855" calcext:value-type="float">
            <text:p>806</text:p>
          </table:table-cell>
          <table:table-cell table:style-name="ce2" table:formula="of:=SQRT(ABS([.B$8]-[.B2])*ABS([.B$8]-[.B2]) + ABS([.C$8]-[.C2])*ABS([.C$8]-[.C2]))" office:value-type="float" office:value="824.621125123532" calcext:value-type="float">
            <text:p>825</text:p>
          </table:table-cell>
          <table:table-cell table:style-name="ce2" table:formula="of:=SQRT(ABS([.B$9]-[.B2])*ABS([.B$9]-[.B2]) + ABS([.C$9]-[.C2])*ABS([.C$9]-[.C2]))" office:value-type="float" office:value="509.901951359278" calcext:value-type="float">
            <text:p>510</text:p>
          </table:table-cell>
          <table:table-cell table:style-name="ce2" table:formula="of:=SQRT(ABS([.B$10]-[.B2])*ABS([.B$10]-[.B2]) + ABS([.C$10]-[.C2])*ABS([.C$10]-[.C2]))" office:value-type="float" office:value="300" calcext:value-type="float">
            <text:p>300</text:p>
          </table:table-cell>
          <table:table-cell table:style-name="ce3"/>
          <table:table-cell table:number-columns-repeated="2"/>
          <table:table-cell table:style-name="ce6" table:formula="of:=[.I13]" office:value-type="float" office:value="728.010988928052" calcext:value-type="float">
            <text:p>728</text:p>
          </table:table-cell>
          <table:table-cell table:style-name="ce6" table:formula="of:=[.H16]" office:value-type="float" office:value="223.606797749979" calcext:value-type="float">
            <text:p>224</text:p>
          </table:table-cell>
          <table:table-cell table:style-name="ce6" table:formula="of:=[.G15]" office:value-type="float" office:value="412.310562561766" calcext:value-type="float">
            <text:p>412</text:p>
          </table:table-cell>
          <table:table-cell table:style-name="ce6" table:formula="of:=[.J14]" office:value-type="float" office:value="583.09518948453" calcext:value-type="float">
            <text:p>583</text:p>
          </table:table-cell>
          <table:table-cell table:style-name="ce6" table:formula="of:=[.K17]" office:value-type="float" office:value="316.227766016838" calcext:value-type="float">
            <text:p>316</text:p>
          </table:table-cell>
          <table:table-cell table:style-name="ce6" table:formula="of:=[.L18]" office:value-type="float" office:value="223.606797749979" calcext:value-type="float">
            <text:p>224</text:p>
          </table:table-cell>
          <table:table-cell table:style-name="ce6" table:formula="of:=[.M19]" office:value-type="float" office:value="424.264068711929" calcext:value-type="float">
            <text:p>424</text:p>
          </table:table-cell>
          <table:table-cell table:style-name="ce6" table:formula="of:=[.N20]" office:value-type="float" office:value="223.606797749979" calcext:value-type="float">
            <text:p>224</text:p>
          </table:table-cell>
          <table:table-cell table:style-name="ce6" table:formula="of:=[.F21]" office:value-type="float" office:value="300" calcext:value-type="float">
            <text:p>300</text:p>
          </table:table-cell>
          <table:table-cell table:style-name="ce8" table:formula="of:=1*[.R13]+1*[.S13]+1*[.T13]+1*[.U13]+1*[.V13]+1*[.W13]+1*[.X13]+1*[.Y13]+1*[.Z13]" office:value-type="float" office:value="3434.72896895305" calcext:value-type="float">
            <text:p>3435</text:p>
          </table:table-cell>
          <table:table-cell table:style-name="ce8" table:formula="of:=9*[.R13]+8*[.S13]+7*[.T13]+6*[.U13]+5*[.V13]+4*[.W13]+3*[.X13]+2*[.Y13]+1*[.Z13]" office:value-type="float" office:value="19221.2701799117" calcext:value-type="float">
            <text:p>19221</text:p>
          </table:table-cell>
          <table:table-cell table:style-name="ce7" table:formula="of:=[.AA13]-[.AA3]" office:value-type="float" office:value="804.656668187984" calcext:value-type="float">
            <text:p>805</text:p>
          </table:table-cell>
          <table:table-cell table:style-name="ce7" table:formula="of:=[.AB13]-[.AB3]" office:value-type="float" office:value="6152.44881785034" calcext:value-type="float">
            <text:p>615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2" table:formula="of:=SQRT(ABS([.B$2]-[.B3])*ABS([.B$2]-[.B3]) + ABS([.C$2]-[.C3])*ABS([.C$2]-[.C3]))" office:value-type="float" office:value="223.606797749979" calcext:value-type="float">
            <text:p>224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4]-[.B3])*ABS([.B$4]-[.B3]) + ABS([.C$4]-[.C3])*ABS([.C$4]-[.C3]))" office:value-type="float" office:value="412.310562561766" calcext:value-type="float">
            <text:p>412</text:p>
          </table:table-cell>
          <table:table-cell table:style-name="ce2" table:formula="of:=SQRT(ABS([.B$5]-[.B3])*ABS([.B$5]-[.B3]) + ABS([.C$5]-[.C3])*ABS([.C$5]-[.C3]))" office:value-type="float" office:value="583.09518948453" calcext:value-type="float">
            <text:p>583</text:p>
          </table:table-cell>
          <table:table-cell table:style-name="ce2" table:formula="of:=SQRT(ABS([.B$6]-[.B3])*ABS([.B$6]-[.B3]) + ABS([.C$6]-[.C3])*ABS([.C$6]-[.C3]))" office:value-type="float" office:value="583.09518948453" calcext:value-type="float">
            <text:p>583</text:p>
          </table:table-cell>
          <table:table-cell table:style-name="ce2" table:formula="of:=SQRT(ABS([.B$7]-[.B3])*ABS([.B$7]-[.B3]) + ABS([.C$7]-[.C3])*ABS([.C$7]-[.C3]))" office:value-type="float" office:value="824.621125123532" calcext:value-type="float">
            <text:p>825</text:p>
          </table:table-cell>
          <table:table-cell table:style-name="ce2" table:formula="of:=SQRT(ABS([.B$8]-[.B3])*ABS([.B$8]-[.B3]) + ABS([.C$8]-[.C3])*ABS([.C$8]-[.C3]))" office:value-type="float" office:value="900" calcext:value-type="float">
            <text:p>900</text:p>
          </table:table-cell>
          <table:table-cell table:style-name="ce2" table:formula="of:=SQRT(ABS([.B$9]-[.B3])*ABS([.B$9]-[.B3]) + ABS([.C$9]-[.C3])*ABS([.C$9]-[.C3]))" office:value-type="float" office:value="670.820393249937" calcext:value-type="float">
            <text:p>671</text:p>
          </table:table-cell>
          <table:table-cell table:style-name="ce2" table:formula="of:=SQRT(ABS([.B$10]-[.B3])*ABS([.B$10]-[.B3]) + ABS([.C$10]-[.C3])*ABS([.C$10]-[.C3]))" office:value-type="float" office:value="447.213595499958" calcext:value-type="float">
            <text:p>447</text:p>
          </table:table-cell>
          <table:table-cell table:style-name="ce3"/>
          <table:table-cell office:value-type="string" calcext:value-type="string">
            <text:p>m2 o m3 o s</text:p>
          </table:table-cell>
          <table:table-cell table:style-name="Default" office:value-type="string" calcext:value-type="string">
            <text:p>A <text:s text:c="2"/>D <text:s text:c="2"/>C <text:s text:c="2"/>B <text:s text:c="2"/>E <text:s text:c="2"/>G <text:s text:c="2"/>F <text:s text:c="2"/>H <text:s text:c="2"/>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I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</text:p>
          </table:table-cell>
          <table:table-cell table:style-name="ce2" table:formula="of:=SQRT(ABS([.B$2]-[.B4])*ABS([.B$2]-[.B4]) + ABS([.C$2]-[.C4])*ABS([.C$2]-[.C4]))" office:value-type="float" office:value="600" calcext:value-type="float">
            <text:p>600</text:p>
          </table:table-cell>
          <table:table-cell table:style-name="ce2" table:formula="of:=SQRT(ABS([.B$3]-[.B4])*ABS([.B$3]-[.B4]) + ABS([.C$3]-[.C4])*ABS([.C$3]-[.C4]))" office:value-type="float" office:value="412.310562561766" calcext:value-type="float">
            <text:p>412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5]-[.B4])*ABS([.B$5]-[.B4]) + ABS([.C$5]-[.C4])*ABS([.C$5]-[.C4]))" office:value-type="float" office:value="223.606797749979" calcext:value-type="float">
            <text:p>224</text:p>
          </table:table-cell>
          <table:table-cell table:style-name="ce2" table:formula="of:=SQRT(ABS([.B$6]-[.B4])*ABS([.B$6]-[.B4]) + ABS([.C$6]-[.C4])*ABS([.C$6]-[.C4]))" office:value-type="float" office:value="412.310562561766" calcext:value-type="float">
            <text:p>412</text:p>
          </table:table-cell>
          <table:table-cell table:style-name="ce2" table:formula="of:=SQRT(ABS([.B$7]-[.B4])*ABS([.B$7]-[.B4]) + ABS([.C$7]-[.C4])*ABS([.C$7]-[.C4]))" office:value-type="float" office:value="728.010988928052" calcext:value-type="float">
            <text:p>728</text:p>
          </table:table-cell>
          <table:table-cell table:style-name="ce2" table:formula="of:=SQRT(ABS([.B$8]-[.B4])*ABS([.B$8]-[.B4]) + ABS([.C$8]-[.C4])*ABS([.C$8]-[.C4]))" office:value-type="float" office:value="894.427190999916" calcext:value-type="float">
            <text:p>894</text:p>
          </table:table-cell>
          <table:table-cell table:style-name="ce2" table:formula="of:=SQRT(ABS([.B$9]-[.B4])*ABS([.B$9]-[.B4]) + ABS([.C$9]-[.C4])*ABS([.C$9]-[.C4]))" office:value-type="float" office:value="860.232526704263" calcext:value-type="float">
            <text:p>860</text:p>
          </table:table-cell>
          <table:table-cell table:style-name="ce2" table:formula="of:=SQRT(ABS([.B$10]-[.B4])*ABS([.B$10]-[.B4]) + ABS([.C$10]-[.C4])*ABS([.C$10]-[.C4]))" office:value-type="float" office:value="670.820393249937" calcext:value-type="float">
            <text:p>671</text:p>
          </table:table-cell>
          <table:table-cell table:style-name="ce3"/>
          <table:table-cell/>
          <table:table-cell table:style-name="Default"/>
          <table:table-cell table:style-name="ce7" table:formula="of:=[.I13]" office:value-type="float" office:value="728.010988928052" calcext:value-type="float">
            <text:p>728</text:p>
          </table:table-cell>
          <table:table-cell table:style-name="ce7" table:formula="of:=[.H16]" office:value-type="float" office:value="223.606797749979" calcext:value-type="float">
            <text:p>224</text:p>
          </table:table-cell>
          <table:table-cell table:style-name="ce7" table:formula="of:=[.G15]" office:value-type="float" office:value="412.310562561766" calcext:value-type="float">
            <text:p>412</text:p>
          </table:table-cell>
          <table:table-cell table:style-name="ce7" table:formula="of:=[.J14]" office:value-type="float" office:value="583.09518948453" calcext:value-type="float">
            <text:p>583</text:p>
          </table:table-cell>
          <table:table-cell table:style-name="ce7" table:formula="of:=[.L17]" office:value-type="float" office:value="500" calcext:value-type="float">
            <text:p>500</text:p>
          </table:table-cell>
          <table:table-cell table:style-name="ce7" table:formula="of:=[.K19]" office:value-type="float" office:value="223.606797749979" calcext:value-type="float">
            <text:p>224</text:p>
          </table:table-cell>
          <table:table-cell table:style-name="ce7" table:formula="of:=[.M18]" office:value-type="float" office:value="538.51648071345" calcext:value-type="float">
            <text:p>539</text:p>
          </table:table-cell>
          <table:table-cell table:style-name="ce7" table:formula="of:=[.N20]" office:value-type="float" office:value="223.606797749979" calcext:value-type="float">
            <text:p>224</text:p>
          </table:table-cell>
          <table:table-cell table:style-name="ce7" table:formula="of:=[.F21]" office:value-type="float" office:value="300" calcext:value-type="float">
            <text:p>300</text:p>
          </table:table-cell>
          <table:table-cell table:style-name="ce8" table:formula="of:=1*[.R15]+1*[.S15]+1*[.T15]+1*[.U15]+1*[.V15]+1*[.W15]+1*[.X15]+1*[.Y15]+1*[.Z15]" office:value-type="float" office:value="3732.75361493773" calcext:value-type="float">
            <text:p>3733</text:p>
          </table:table-cell>
          <table:table-cell table:style-name="ce8" table:formula="of:=9*[.R15]+8*[.S15]+7*[.T15]+6*[.U15]+5*[.V15]+4*[.W15]+3*[.X15]+2*[.Y15]+1*[.Z15]" office:value-type="float" office:value="20482.8885858321" calcext:value-type="float">
            <text:p>20483</text:p>
          </table:table-cell>
          <table:table-cell table:style-name="ce7" table:formula="of:=[.AA15]-[.AA3]" office:value-type="float" office:value="1102.68131417267" calcext:value-type="float">
            <text:p>1103</text:p>
          </table:table-cell>
          <table:table-cell table:style-name="ce7" table:formula="of:=[.AB15]-[.AB3]" office:value-type="float" office:value="7414.06722377071" calcext:value-type="float">
            <text:p>7414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</text:p>
          </table:table-cell>
          <table:table-cell table:style-name="ce2" table:formula="of:=SQRT(ABS([.B$2]-[.B5])*ABS([.B$2]-[.B5]) + ABS([.C$2]-[.C5])*ABS([.C$2]-[.C5]))" office:value-type="float" office:value="728.010988928052" calcext:value-type="float">
            <text:p>728</text:p>
          </table:table-cell>
          <table:table-cell table:style-name="ce2" table:formula="of:=SQRT(ABS([.B$3]-[.B5])*ABS([.B$3]-[.B5]) + ABS([.C$3]-[.C5])*ABS([.C$3]-[.C5]))" office:value-type="float" office:value="583.09518948453" calcext:value-type="float">
            <text:p>583</text:p>
          </table:table-cell>
          <table:table-cell table:style-name="ce2" table:formula="of:=SQRT(ABS([.B$4]-[.B5])*ABS([.B$4]-[.B5]) + ABS([.C$4]-[.C5])*ABS([.C$4]-[.C5]))" office:value-type="float" office:value="223.606797749979" calcext:value-type="float">
            <text:p>224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6]-[.B5])*ABS([.B$6]-[.B5]) + ABS([.C$6]-[.C5])*ABS([.C$6]-[.C5]))" office:value-type="float" office:value="282.842712474619" calcext:value-type="float">
            <text:p>283</text:p>
          </table:table-cell>
          <table:table-cell table:style-name="ce2" table:formula="of:=SQRT(ABS([.B$7]-[.B5])*ABS([.B$7]-[.B5]) + ABS([.C$7]-[.C5])*ABS([.C$7]-[.C5]))" office:value-type="float" office:value="583.09518948453" calcext:value-type="float">
            <text:p>583</text:p>
          </table:table-cell>
          <table:table-cell table:style-name="ce2" table:formula="of:=SQRT(ABS([.B$8]-[.B5])*ABS([.B$8]-[.B5]) + ABS([.C$8]-[.C5])*ABS([.C$8]-[.C5]))" office:value-type="float" office:value="781.024967590666" calcext:value-type="float">
            <text:p>781</text:p>
          </table:table-cell>
          <table:table-cell table:style-name="ce2" table:formula="of:=SQRT(ABS([.B$9]-[.B5])*ABS([.B$9]-[.B5]) + ABS([.C$9]-[.C5])*ABS([.C$9]-[.C5]))" office:value-type="float" office:value="854.400374531753" calcext:value-type="float">
            <text:p>854</text:p>
          </table:table-cell>
          <table:table-cell table:style-name="ce2" table:formula="of:=SQRT(ABS([.B$10]-[.B5])*ABS([.B$10]-[.B5]) + ABS([.C$10]-[.C5])*ABS([.C$10]-[.C5]))" office:value-type="float" office:value="707.106781186548" calcext:value-type="float">
            <text:p>707</text:p>
          </table:table-cell>
          <table:table-cell table:style-name="ce3"/>
          <table:table-cell office:value-type="string" calcext:value-type="string">
            <text:p>m1 o m3 o s</text:p>
          </table:table-cell>
          <table:table-cell table:style-name="Default" office:value-type="string" calcext:value-type="string">
            <text:p>A <text:s text:c="2"/>F <text:s text:c="2"/>G <text:s text:c="2"/>H <text:s text:c="2"/>E <text:s text:c="2"/>D <text:s text:c="2"/>C <text:s text:c="2"/>B <text:s text:c="2"/>I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E</text:p>
          </table:table-cell>
          <table:table-cell table:style-name="ce2" table:formula="of:=SQRT(ABS([.B$2]-[.B6])*ABS([.B$2]-[.B6]) + ABS([.C$2]-[.C6])*ABS([.C$2]-[.C6]))" office:value-type="float" office:value="640.312423743285" calcext:value-type="float">
            <text:p>640</text:p>
          </table:table-cell>
          <table:table-cell table:style-name="ce2" table:formula="of:=SQRT(ABS([.B$3]-[.B6])*ABS([.B$3]-[.B6]) + ABS([.C$3]-[.C6])*ABS([.C$3]-[.C6]))" office:value-type="float" office:value="583.09518948453" calcext:value-type="float">
            <text:p>583</text:p>
          </table:table-cell>
          <table:table-cell table:style-name="ce2" table:formula="of:=SQRT(ABS([.B$4]-[.B6])*ABS([.B$4]-[.B6]) + ABS([.C$4]-[.C6])*ABS([.C$4]-[.C6]))" office:value-type="float" office:value="412.310562561766" calcext:value-type="float">
            <text:p>412</text:p>
          </table:table-cell>
          <table:table-cell table:style-name="ce2" table:formula="of:=SQRT(ABS([.B$5]-[.B6])*ABS([.B$5]-[.B6]) + ABS([.C$5]-[.C6])*ABS([.C$5]-[.C6]))" office:value-type="float" office:value="282.842712474619" calcext:value-type="float">
            <text:p>283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7]-[.B6])*ABS([.B$7]-[.B6]) + ABS([.C$7]-[.C6])*ABS([.C$7]-[.C6]))" office:value-type="float" office:value="316.227766016838" calcext:value-type="float">
            <text:p>316</text:p>
          </table:table-cell>
          <table:table-cell table:style-name="ce2" table:formula="of:=SQRT(ABS([.B$8]-[.B6])*ABS([.B$8]-[.B6]) + ABS([.C$8]-[.C6])*ABS([.C$8]-[.C6]))" office:value-type="float" office:value="500" calcext:value-type="float">
            <text:p>500</text:p>
          </table:table-cell>
          <table:table-cell table:style-name="ce2" table:formula="of:=SQRT(ABS([.B$9]-[.B6])*ABS([.B$9]-[.B6]) + ABS([.C$9]-[.C6])*ABS([.C$9]-[.C6]))" office:value-type="float" office:value="608.276253029822" calcext:value-type="float">
            <text:p>608</text:p>
          </table:table-cell>
          <table:table-cell table:style-name="ce2" table:formula="of:=SQRT(ABS([.B$10]-[.B6])*ABS([.B$10]-[.B6]) + ABS([.C$10]-[.C6])*ABS([.C$10]-[.C6]))" office:value-type="float" office:value="509.901951359278" calcext:value-type="float">
            <text:p>510</text:p>
          </table:table-cell>
          <table:table-cell table:style-name="ce3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F</text:p>
          </table:table-cell>
          <table:table-cell table:style-name="ce2" table:formula="of:=SQRT(ABS([.B$2]-[.B7])*ABS([.B$2]-[.B7]) + ABS([.C$2]-[.C7])*ABS([.C$2]-[.C7]))" office:value-type="float" office:value="806.225774829855" calcext:value-type="float">
            <text:p>806</text:p>
          </table:table-cell>
          <table:table-cell table:style-name="ce2" table:formula="of:=SQRT(ABS([.B$3]-[.B7])*ABS([.B$3]-[.B7]) + ABS([.C$3]-[.C7])*ABS([.C$3]-[.C7]))" office:value-type="float" office:value="824.621125123532" calcext:value-type="float">
            <text:p>825</text:p>
          </table:table-cell>
          <table:table-cell table:style-name="ce2" table:formula="of:=SQRT(ABS([.B$4]-[.B7])*ABS([.B$4]-[.B7]) + ABS([.C$4]-[.C7])*ABS([.C$4]-[.C7]))" office:value-type="float" office:value="728.010988928052" calcext:value-type="float">
            <text:p>728</text:p>
          </table:table-cell>
          <table:table-cell table:style-name="ce2" table:formula="of:=SQRT(ABS([.B$5]-[.B7])*ABS([.B$5]-[.B7]) + ABS([.C$5]-[.C7])*ABS([.C$5]-[.C7]))" office:value-type="float" office:value="583.09518948453" calcext:value-type="float">
            <text:p>583</text:p>
          </table:table-cell>
          <table:table-cell table:style-name="ce2" table:formula="of:=SQRT(ABS([.B$6]-[.B7])*ABS([.B$6]-[.B7]) + ABS([.C$6]-[.C7])*ABS([.C$6]-[.C7]))" office:value-type="float" office:value="316.227766016838" calcext:value-type="float">
            <text:p>316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8]-[.B7])*ABS([.B$8]-[.B7]) + ABS([.C$8]-[.C7])*ABS([.C$8]-[.C7]))" office:value-type="float" office:value="223.606797749979" calcext:value-type="float">
            <text:p>224</text:p>
          </table:table-cell>
          <table:table-cell table:style-name="ce2" table:formula="of:=SQRT(ABS([.B$9]-[.B7])*ABS([.B$9]-[.B7]) + ABS([.C$9]-[.C7])*ABS([.C$9]-[.C7]))" office:value-type="float" office:value="538.51648071345" calcext:value-type="float">
            <text:p>539</text:p>
          </table:table-cell>
          <table:table-cell table:style-name="ce2" table:formula="of:=SQRT(ABS([.B$10]-[.B7])*ABS([.B$10]-[.B7]) + ABS([.C$10]-[.C7])*ABS([.C$10]-[.C7]))" office:value-type="float" office:value="565.685424949238" calcext:value-type="float">
            <text:p>566</text:p>
          </table:table-cell>
          <table:table-cell table:style-name="ce3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G</text:p>
          </table:table-cell>
          <table:table-cell table:style-name="ce2" table:formula="of:=SQRT(ABS([.B$2]-[.B8])*ABS([.B$2]-[.B8]) + ABS([.C$2]-[.C8])*ABS([.C$2]-[.C8]))" office:value-type="float" office:value="824.621125123532" calcext:value-type="float">
            <text:p>825</text:p>
          </table:table-cell>
          <table:table-cell table:style-name="ce2" table:formula="of:=SQRT(ABS([.B$3]-[.B8])*ABS([.B$3]-[.B8]) + ABS([.C$3]-[.C8])*ABS([.C$3]-[.C8]))" office:value-type="float" office:value="900" calcext:value-type="float">
            <text:p>900</text:p>
          </table:table-cell>
          <table:table-cell table:style-name="ce2" table:formula="of:=SQRT(ABS([.B$4]-[.B8])*ABS([.B$4]-[.B8]) + ABS([.C$4]-[.C8])*ABS([.C$4]-[.C8]))" office:value-type="float" office:value="894.427190999916" calcext:value-type="float">
            <text:p>894</text:p>
          </table:table-cell>
          <table:table-cell table:style-name="ce2" table:formula="of:=SQRT(ABS([.B$5]-[.B8])*ABS([.B$5]-[.B8]) + ABS([.C$5]-[.C8])*ABS([.C$5]-[.C8]))" office:value-type="float" office:value="781.024967590666" calcext:value-type="float">
            <text:p>781</text:p>
          </table:table-cell>
          <table:table-cell table:style-name="ce2" table:formula="of:=SQRT(ABS([.B$6]-[.B8])*ABS([.B$6]-[.B8]) + ABS([.C$6]-[.C8])*ABS([.C$6]-[.C8]))" office:value-type="float" office:value="500" calcext:value-type="float">
            <text:p>500</text:p>
          </table:table-cell>
          <table:table-cell table:style-name="ce2" table:formula="of:=SQRT(ABS([.B$7]-[.B8])*ABS([.B$7]-[.B8]) + ABS([.C$7]-[.C8])*ABS([.C$7]-[.C8]))" office:value-type="float" office:value="223.606797749979" calcext:value-type="float">
            <text:p>224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9]-[.B8])*ABS([.B$9]-[.B8]) + ABS([.C$9]-[.C8])*ABS([.C$9]-[.C8]))" office:value-type="float" office:value="424.264068711929" calcext:value-type="float">
            <text:p>424</text:p>
          </table:table-cell>
          <table:table-cell table:style-name="ce2" table:formula="of:=SQRT(ABS([.B$10]-[.B8])*ABS([.B$10]-[.B8]) + ABS([.C$10]-[.C8])*ABS([.C$10]-[.C8]))" office:value-type="float" office:value="538.51648071345" calcext:value-type="float">
            <text:p>539</text:p>
          </table:table-cell>
          <table:table-cell table:style-name="ce3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H</text:p>
          </table:table-cell>
          <table:table-cell table:style-name="ce2" table:formula="of:=SQRT(ABS([.B$2]-[.B9])*ABS([.B$2]-[.B9]) + ABS([.C$2]-[.C9])*ABS([.C$2]-[.C9]))" office:value-type="float" office:value="509.901951359278" calcext:value-type="float">
            <text:p>510</text:p>
          </table:table-cell>
          <table:table-cell table:style-name="ce2" table:formula="of:=SQRT(ABS([.B$3]-[.B9])*ABS([.B$3]-[.B9]) + ABS([.C$3]-[.C9])*ABS([.C$3]-[.C9]))" office:value-type="float" office:value="670.820393249937" calcext:value-type="float">
            <text:p>671</text:p>
          </table:table-cell>
          <table:table-cell table:style-name="ce2" table:formula="of:=SQRT(ABS([.B$4]-[.B9])*ABS([.B$4]-[.B9]) + ABS([.C$4]-[.C9])*ABS([.C$4]-[.C9]))" office:value-type="float" office:value="860.232526704263" calcext:value-type="float">
            <text:p>860</text:p>
          </table:table-cell>
          <table:table-cell table:style-name="ce2" table:formula="of:=SQRT(ABS([.B$5]-[.B9])*ABS([.B$5]-[.B9]) + ABS([.C$5]-[.C9])*ABS([.C$5]-[.C9]))" office:value-type="float" office:value="854.400374531753" calcext:value-type="float">
            <text:p>854</text:p>
          </table:table-cell>
          <table:table-cell table:style-name="ce2" table:formula="of:=SQRT(ABS([.B$6]-[.B9])*ABS([.B$6]-[.B9]) + ABS([.C$6]-[.C9])*ABS([.C$6]-[.C9]))" office:value-type="float" office:value="608.276253029822" calcext:value-type="float">
            <text:p>608</text:p>
          </table:table-cell>
          <table:table-cell table:style-name="ce2" table:formula="of:=SQRT(ABS([.B$7]-[.B9])*ABS([.B$7]-[.B9]) + ABS([.C$7]-[.C9])*ABS([.C$7]-[.C9]))" office:value-type="float" office:value="538.51648071345" calcext:value-type="float">
            <text:p>539</text:p>
          </table:table-cell>
          <table:table-cell table:style-name="ce2" table:formula="of:=SQRT(ABS([.B$8]-[.B9])*ABS([.B$8]-[.B9]) + ABS([.C$8]-[.C9])*ABS([.C$8]-[.C9]))" office:value-type="float" office:value="424.264068711929" calcext:value-type="float">
            <text:p>424</text:p>
          </table:table-cell>
          <table:table-cell table:style-name="ce2" office:value-type="string" calcext:value-type="string">
            <text:p>-</text:p>
          </table:table-cell>
          <table:table-cell table:style-name="ce2" table:formula="of:=SQRT(ABS([.B$10]-[.B9])*ABS([.B$10]-[.B9]) + ABS([.C$10]-[.C9])*ABS([.C$10]-[.C9]))" office:value-type="float" office:value="223.606797749979" calcext:value-type="float">
            <text:p>224</text:p>
          </table:table-cell>
          <table:table-cell table:style-name="ce3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I</text:p>
          </table:table-cell>
          <table:table-cell table:style-name="ce2" table:formula="of:=SQRT(ABS([.B$2]-[.B10])*ABS([.B$2]-[.B10]) + ABS([.C$2]-[.C10])*ABS([.C$2]-[.C10]))" office:value-type="float" office:value="300" calcext:value-type="float">
            <text:p>300</text:p>
          </table:table-cell>
          <table:table-cell table:style-name="ce2" table:formula="of:=SQRT(ABS([.B$3]-[.B10])*ABS([.B$3]-[.B10]) + ABS([.C$3]-[.C10])*ABS([.C$3]-[.C10]))" office:value-type="float" office:value="447.213595499958" calcext:value-type="float">
            <text:p>447</text:p>
          </table:table-cell>
          <table:table-cell table:style-name="ce2" table:formula="of:=SQRT(ABS([.B$4]-[.B10])*ABS([.B$4]-[.B10]) + ABS([.C$4]-[.C10])*ABS([.C$4]-[.C10]))" office:value-type="float" office:value="670.820393249937" calcext:value-type="float">
            <text:p>671</text:p>
          </table:table-cell>
          <table:table-cell table:style-name="ce2" table:formula="of:=SQRT(ABS([.B$5]-[.B10])*ABS([.B$5]-[.B10]) + ABS([.C$5]-[.C10])*ABS([.C$5]-[.C10]))" office:value-type="float" office:value="707.106781186548" calcext:value-type="float">
            <text:p>707</text:p>
          </table:table-cell>
          <table:table-cell table:style-name="ce2" table:formula="of:=SQRT(ABS([.B$6]-[.B10])*ABS([.B$6]-[.B10]) + ABS([.C$6]-[.C10])*ABS([.C$6]-[.C10]))" office:value-type="float" office:value="509.901951359278" calcext:value-type="float">
            <text:p>510</text:p>
          </table:table-cell>
          <table:table-cell table:style-name="ce2" table:formula="of:=SQRT(ABS([.B$7]-[.B10])*ABS([.B$7]-[.B10]) + ABS([.C$7]-[.C10])*ABS([.C$7]-[.C10]))" office:value-type="float" office:value="565.685424949238" calcext:value-type="float">
            <text:p>566</text:p>
          </table:table-cell>
          <table:table-cell table:style-name="ce2" table:formula="of:=SQRT(ABS([.B$8]-[.B10])*ABS([.B$8]-[.B10]) + ABS([.C$8]-[.C10])*ABS([.C$8]-[.C10]))" office:value-type="float" office:value="538.51648071345" calcext:value-type="float">
            <text:p>539</text:p>
          </table:table-cell>
          <table:table-cell table:style-name="ce2" table:formula="of:=SQRT(ABS([.B$9]-[.B10])*ABS([.B$9]-[.B10]) + ABS([.C$9]-[.C10])*ABS([.C$9]-[.C10]))" office:value-type="float" office:value="223.606797749979" calcext:value-type="float">
            <text:p>224</text:p>
          </table:table-cell>
          <table:table-cell table:style-name="ce2" office:value-type="string" calcext:value-type="string">
            <text:p>-</text:p>
          </table:table-cell>
          <table:table-cell table:style-name="ce3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2:29:46.7637916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05:43.640040322</meta:creation-date>
    <dc:date>2018-09-08T19:46:43.371206050</dc:date>
    <meta:editing-duration>PT3H21M25S</meta:editing-duration>
    <meta:editing-cycles>7</meta:editing-cycles>
    <meta:generator>LibreOffice/5.1.6.2$Linux_X86_64 LibreOffice_project/10m0$Build-2</meta:generator>
    <meta:document-statistic meta:table-count="1" meta:cell-count="302" meta:object-count="0"/>
  </office:meta>
</office:document-meta>
</file>